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7.1mm" svg:x="124.45mm" svg:y="33.52mm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X: lambda2/lambda1</text:p>
          </table:table-cell>
          <table:table-cell office:value-type="string" calcext:value-type="string">
            <text:p>corrected formula</text:p>
          </table:table-cell>
          <table:table-cell office:value-type="string" calcext:value-type="string">
            <text:p>given formula</text:p>
          </table:table-cell>
          <table:table-cell office:value-type="string" calcext:value-type="string">
            <text:p>simulat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91160598815218" calcext:value-type="float">
            <text:p>0.1911605988</text:p>
          </table:table-cell>
          <table:table-cell office:value-type="float" office:value="0.219266838686523" calcext:value-type="float">
            <text:p>0.2192668387</text:p>
          </table:table-cell>
          <table:table-cell office:value-type="float" office:value="0.18683144981049" calcext:value-type="float">
            <text:p>0.18683144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56372016245909" calcext:value-type="float">
            <text:p>0.2563720162</text:p>
          </table:table-cell>
          <table:table-cell office:value-type="float" office:value="0.290931326456941" calcext:value-type="float">
            <text:p>0.2909313265</text:p>
          </table:table-cell>
          <table:table-cell office:value-type="float" office:value="0.249088759163829" calcext:value-type="float">
            <text:p>0.24908875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18158694584657" calcext:value-type="float">
            <text:p>0.3181586946</text:p>
          </table:table-cell>
          <table:table-cell office:value-type="float" office:value="0.352128115297498" calcext:value-type="float">
            <text:p>0.3521281153</text:p>
          </table:table-cell>
          <table:table-cell office:value-type="float" office:value="0.310259696543083" calcext:value-type="float">
            <text:p>0.310259696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70366286949357" calcext:value-type="float">
            <text:p>0.3703662869</text:p>
          </table:table-cell>
          <table:table-cell office:value-type="float" office:value="0.398046821763137" calcext:value-type="float">
            <text:p>0.3980468218</text:p>
          </table:table-cell>
          <table:table-cell office:value-type="float" office:value="0.363413855928472" calcext:value-type="float">
            <text:p>0.363413855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39535178221885" calcext:value-type="float">
            <text:p>0.3953517822</text:p>
          </table:table-cell>
          <table:table-cell office:value-type="float" office:value="0.418278201942985" calcext:value-type="float">
            <text:p>0.4182782019</text:p>
          </table:table-cell>
          <table:table-cell office:value-type="float" office:value="0.392212772682831" calcext:value-type="float">
            <text:p>0.39221277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41057709892059" calcext:value-type="float">
            <text:p>0.4105770989</text:p>
          </table:table-cell>
          <table:table-cell office:value-type="float" office:value="0.430142950162302" calcext:value-type="float">
            <text:p>0.4301429502</text:p>
          </table:table-cell>
          <table:table-cell office:value-type="float" office:value="0.412344010499939" calcext:value-type="float">
            <text:p>0.41234401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421028756774707" calcext:value-type="float">
            <text:p>0.4210287568</text:p>
          </table:table-cell>
          <table:table-cell office:value-type="float" office:value="0.438121143124438" calcext:value-type="float">
            <text:p>0.4381211431</text:p>
          </table:table-cell>
          <table:table-cell office:value-type="float" office:value="0.420837248791014" calcext:value-type="float">
            <text:p>0.42083724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428739960352412" calcext:value-type="float">
            <text:p>0.4287399604</text:p>
          </table:table-cell>
          <table:table-cell office:value-type="float" office:value="0.443937794938779" calcext:value-type="float">
            <text:p>0.4439377949</text:p>
          </table:table-cell>
          <table:table-cell office:value-type="float" office:value="0.433878285893758" calcext:value-type="float">
            <text:p>0.433878285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434712655701637" calcext:value-type="float">
            <text:p>0.4347126557</text:p>
          </table:table-cell>
          <table:table-cell office:value-type="float" office:value="0.44841164642824" calcext:value-type="float">
            <text:p>0.4484116464</text:p>
          </table:table-cell>
          <table:table-cell office:value-type="float" office:value="0.432333496666397" calcext:value-type="float">
            <text:p>0.43233349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439504023088009" calcext:value-type="float">
            <text:p>0.4395040231</text:p>
          </table:table-cell>
          <table:table-cell office:value-type="float" office:value="0.451986183166015" calcext:value-type="float">
            <text:p>0.4519861832</text:p>
          </table:table-cell>
          <table:table-cell office:value-type="float" office:value="0.437674936568414" calcext:value-type="float">
            <text:p>0.4376749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00:10:59.431094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2:09:16.594733209</meta:creation-date>
    <dc:date>2015-10-26T00:14:51.192264110</dc:date>
    <meta:editing-duration>PT8M16S</meta:editing-duration>
    <meta:editing-cycles>2</meta:editing-cycles>
    <meta:generator>LibreOffice/4.4.2.2$Linux_X86_64 LibreOffice_project/4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11cm" xlink:href=".." xlink:type="simple" chart:class="chart:scatter" chart:style-name="ch1">
        <chart:legend svg:x="10.739cm" svg:y="3.545cm" style:legend-expansion="custom" chartooo:width="3.806cm" chartooo:height="1.721cm" style:legend-expansion-aspect-ratio="2.21150493898896" chart:style-name="ch2"/>
        <chart:plot-area chart:style-name="ch3" table:cell-range-address="Sheet1.A1:Sheet1.D11" chart:data-source-has-labels="row" svg:x="1.33cm" svg:y="0.194cm" svg:width="14.349cm" svg:height="8.342cm">
          <chartooo:coordinate-region svg:x="2.242cm" svg:y="0.393cm" svg:width="13.25cm" svg:height="7.496cm"/>
          <chart:axis chart:dimension="x" chart:name="primary-x" chart:style-name="ch4">
            <chart:title svg:x="8.063cm" svg:y="8.73cm" chart:style-name="ch5">
              <text:p>λ2/λ1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451cm" svg:y="6.129cm" chart:style-name="ch7">
              <text:p>Cooperation Probability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series chart:style-name="ch10" chart:values-cell-range-address="Sheet1.D2:Sheet1.D11" chart:label-cell-address="Sheet1.D1:Sheet1.D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rected formula</text:p>
                <draw:g>
                  <svg:desc>Sheet1.B1:Sheet1.B1</svg:desc>
                </draw:g>
              </table:table-cell>
              <table:table-cell office:value-type="string">
                <text:p>given formula</text:p>
                <draw:g>
                  <svg:desc>Sheet1.C1:Sheet1.C1</svg:desc>
                </draw:g>
              </table:table-cell>
              <table:table-cell office:value-type="string">
                <text:p>simulat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191160598815218">
                <text:p>0.191160598815218</text:p>
                <draw:g>
                  <svg:desc>Sheet1.B2:Sheet1.B11</svg:desc>
                </draw:g>
              </table:table-cell>
              <table:table-cell office:value-type="float" office:value="0.219266838686523">
                <text:p>0.219266838686523</text:p>
                <draw:g>
                  <svg:desc>Sheet1.C2:Sheet1.C11</svg:desc>
                </draw:g>
              </table:table-cell>
              <table:table-cell office:value-type="float" office:value="0.18683144981049">
                <text:p>0.18683144981049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56372016245909">
                <text:p>0.256372016245909</text:p>
              </table:table-cell>
              <table:table-cell office:value-type="float" office:value="0.290931326456941">
                <text:p>0.290931326456941</text:p>
              </table:table-cell>
              <table:table-cell office:value-type="float" office:value="0.249088759163829">
                <text:p>0.249088759163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18158694584657">
                <text:p>0.318158694584657</text:p>
              </table:table-cell>
              <table:table-cell office:value-type="float" office:value="0.352128115297498">
                <text:p>0.352128115297498</text:p>
              </table:table-cell>
              <table:table-cell office:value-type="float" office:value="0.310259696543083">
                <text:p>0.310259696543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70366286949357">
                <text:p>0.370366286949357</text:p>
              </table:table-cell>
              <table:table-cell office:value-type="float" office:value="0.398046821763137">
                <text:p>0.398046821763137</text:p>
              </table:table-cell>
              <table:table-cell office:value-type="float" office:value="0.363413855928472">
                <text:p>0.363413855928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9535178221885">
                <text:p>0.39535178221885</text:p>
              </table:table-cell>
              <table:table-cell office:value-type="float" office:value="0.418278201942985">
                <text:p>0.418278201942985</text:p>
              </table:table-cell>
              <table:table-cell office:value-type="float" office:value="0.392212772682831">
                <text:p>0.392212772682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41057709892059">
                <text:p>0.41057709892059</text:p>
              </table:table-cell>
              <table:table-cell office:value-type="float" office:value="0.430142950162302">
                <text:p>0.430142950162302</text:p>
              </table:table-cell>
              <table:table-cell office:value-type="float" office:value="0.412344010499939">
                <text:p>0.412344010499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421028756774707">
                <text:p>0.421028756774707</text:p>
              </table:table-cell>
              <table:table-cell office:value-type="float" office:value="0.438121143124438">
                <text:p>0.438121143124438</text:p>
              </table:table-cell>
              <table:table-cell office:value-type="float" office:value="0.420837248791014">
                <text:p>0.42083724879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428739960352412">
                <text:p>0.428739960352412</text:p>
              </table:table-cell>
              <table:table-cell office:value-type="float" office:value="0.443937794938779">
                <text:p>0.443937794938779</text:p>
              </table:table-cell>
              <table:table-cell office:value-type="float" office:value="0.433878285893758">
                <text:p>0.433878285893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434712655701637">
                <text:p>0.434712655701637</text:p>
              </table:table-cell>
              <table:table-cell office:value-type="float" office:value="0.44841164642824">
                <text:p>0.44841164642824</text:p>
              </table:table-cell>
              <table:table-cell office:value-type="float" office:value="0.432333496666397">
                <text:p>0.432333496666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439504023088009">
                <text:p>0.439504023088009</text:p>
              </table:table-cell>
              <table:table-cell office:value-type="float" office:value="0.451986183166015">
                <text:p>0.451986183166015</text:p>
              </table:table-cell>
              <table:table-cell office:value-type="float" office:value="0.437674936568414">
                <text:p>0.437674936568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